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75cm" svg:height="2.794cm" svg:x="11.033cm" svg:y="19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208cm" svg:y1="20.685cm" svg:x2="11.16cm" svg:y2="7.858cm" draw:start-shape="id1" draw:start-glue-point="7" draw:end-shape="id2" draw:end-glue-point="5" svg:d="M14208 20685h501v-6413h-4051v-6414h502" svg:viewBox="0 0 4052 12828">
          <text:p/>
        </draw:connector>
        <draw:custom-shape draw:style-name="gr1" draw:text-style-name="P1" xml:id="id2" draw:id="id2" draw:layer="layout" svg:width="3.175cm" svg:height="2.794cm" svg:x="11.16cm" svg:y="6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20:35:27.118794000</meta:creation-date>
    <dc:date>2017-02-13T20:54:18.868751000</dc:date>
    <meta:editing-duration>PT3M41S</meta:editing-duration>
    <meta:editing-cycles>1</meta:editing-cycles>
    <meta:generator>LibreOffice/5.1.5.2$MacOSX_X86_64 LibreOffice_project/7a864d8825610a8c07cfc3bc01dd4fce6a9447e5</meta:generator>
    <meta:document-statistic meta:object-count="3"/>
  </office:meta>
</office:document-meta>
</file>